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face style:name="Calibri" svg:font-family="Calibri" style:font-pitch="variable"/>
    <style:font-face style:name="Mangal" svg:font-family="Mangal" style:font-pitch="variable"/>
    <style:font-face style:name="SimSun" svg:font-family="SimSu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ru" fo:country="RU"/>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Текст_20_ГОСТ">
      <style:text-properties style:font-name="Times New Roman" fo:font-size="12pt" style:font-size-asian="12pt" style:font-size-complex="12pt"/>
    </style:style>
    <style:style style:name="P6" style:family="paragraph" style:parent-style-name="Текст_20_ГОСТ">
      <style:text-properties style:font-name="Times New Roman" fo:font-size="12pt" fo:font-weight="bold" style:font-size-asian="12pt" style:font-weight-asian="bold" style:font-size-complex="12pt" style:font-weight-complex="bold"/>
    </style:style>
    <style:style style:name="P7" style:family="paragraph" style:parent-style-name="Текст_20_ГОСТ" style:list-style-name="WW8Num3">
      <style:text-properties style:font-name="Times New Roman" fo:font-size="12pt" style:font-size-asian="12pt" style:font-size-complex="12pt"/>
    </style:style>
    <style:style style:name="P8" style:family="paragraph" style:parent-style-name="Текст_20_ГОСТ">
      <style:text-properties style:font-name="Times New Roman" fo:font-size="12pt" fo:language="ru" fo:country="RU" fo:font-weight="normal" style:font-size-asian="12pt" style:font-weight-asian="normal" style:font-size-complex="12pt" style:font-weight-complex="normal"/>
    </style:style>
    <style:style style:name="P9" style:family="paragraph" style:parent-style-name="Текст_20_ГОСТ" style:list-style-name="WW8Num3">
      <style:text-properties style:font-name="Times New Roman" fo:font-size="12pt" fo:language="ru" fo:country="RU" fo:font-weight="normal" style:font-size-asian="12pt" style:font-weight-asian="normal" style:font-size-complex="12pt" style:font-weight-complex="normal"/>
    </style:style>
    <style:style style:name="P10" style:family="paragraph" style:parent-style-name="Текст_20_ГОСТ">
      <style:text-properties style:font-name="Times New Roman" fo:font-size="12pt" fo:font-weight="normal" style:font-size-asian="12pt" style:font-weight-asian="normal" style:font-size-complex="12pt" style:font-weight-complex="normal"/>
    </style:style>
    <style:style style:name="P11" style:family="paragraph" style:parent-style-name="Текст_20_ГОСТ">
      <style:text-properties style:text-position="0% 100%" style:font-name="Times New Roman" fo:font-size="12pt" fo:font-style="normal" fo:font-weight="normal" style:font-name-asian="Courier New" style:font-size-asian="12pt" style:font-style-asian="normal" style:font-weight-asian="normal" style:font-name-complex="Times New Roman" style:font-size-complex="12pt" style:font-style-complex="normal" style:font-weight-complex="normal"/>
    </style:style>
    <style:style style:name="P12" style:family="paragraph" style:parent-style-name="Текст_20_ГОСТ">
      <style:text-properties style:text-position="0% 100%" style:font-name="Times New Roman" fo:font-size="12pt" fo:font-style="normal" style:text-underline-style="none" fo:font-weight="normal" style:font-name-asian="Courier New" style:font-size-asian="12pt" style:font-style-asian="normal" style:font-weight-asian="normal" style:font-name-complex="Times New Roman" style:font-size-complex="12pt" style:font-style-complex="normal" style:font-weight-complex="normal"/>
    </style:style>
    <style:style style:name="P13" style:family="paragraph" style:parent-style-name="Текст_20_ГОСТ">
      <style:text-properties style:text-position="0% 100%" style:font-name="Times New Roman" fo:font-size="12pt" fo:font-style="normal" style:text-underline-style="none" fo:font-weight="bold" style:font-name-asian="Courier New" style:font-size-asian="12pt" style:font-style-asian="normal" style:font-weight-asian="bold" style:font-name-complex="Times New Roman" style:font-size-complex="12pt" style:font-style-complex="normal" style:font-weight-complex="bold"/>
    </style:style>
    <style:style style:name="P14" style:family="paragraph" style:parent-style-name="Текст_20_ГОСТ">
      <style:text-properties style:text-position="0% 100%" fo:font-size="12pt" fo:font-style="normal" fo:font-weight="normal" style:font-name-asian="Courier New" style:font-size-asian="12pt" style:font-style-asian="normal" style:font-weight-asian="normal" style:font-name-complex="Times New Roman" style:font-size-complex="12pt" style:font-style-complex="normal" style:font-weight-complex="normal"/>
    </style:style>
    <style:style style:name="P15" style:family="paragraph" style:parent-style-name="Текст_20_ГОСТ">
      <style:text-properties fo:font-size="12pt" style:font-size-asian="12pt" style:font-size-complex="12pt"/>
    </style:style>
    <style:style style:name="P16" style:family="paragraph" style:parent-style-name="Текст_20_ГОСТ">
      <style:text-properties fo:font-size="12pt" fo:font-weight="bold" style:font-size-asian="12pt" style:font-weight-asian="bold" style:font-size-complex="12pt" style:font-weight-complex="bold"/>
    </style:style>
    <style:style style:name="T1" style:family="text">
      <style:text-properties style:font-name-asian="Arial1" style:font-name-complex="Arial1"/>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style:font-name-asian="SimSun" style:font-name-complex="Times New Roman"/>
    </style:style>
    <style:style style:name="T5" style:family="text">
      <style:text-properties fo:language="en" fo:country="US" style:font-name-asian="SimSun" style:language-asian="en" style:country-asian="US" style:font-name-complex="Times New Roman"/>
    </style:style>
    <style:style style:name="T6" style:family="text">
      <style:text-properties fo:language="en" fo:country="US" style:font-name-asian="SimSun" style:language-asian="ru" style:country-asian="RU"/>
    </style:style>
    <style:style style:name="T7" style:family="text">
      <style:text-properties fo:language="en" fo:country="US" style:language-asian="ru" style:country-asian="RU"/>
    </style:style>
    <style:style style:name="T8" style:family="text">
      <style:text-properties fo:language="ru" fo:country="RU" style:language-asian="ru" style:country-asian="RU"/>
    </style:style>
    <style:style style:name="T9" style:family="text">
      <style:text-properties fo:language="ru" fo:country="RU" style:font-name-asian="SimSun" style:font-name-complex="Times New Roman"/>
    </style:style>
    <style:style style:name="T10" style:family="text">
      <style:text-properties fo:language="ru" fo:country="RU" style:font-name-asian="SimSun" style:language-asian="ru" style:country-asian="RU"/>
    </style:style>
    <style:style style:name="T11" style:family="text">
      <style:text-properties fo:language="ru" fo:country="RU" style:font-name-asian="SimSun" style:language-asian="ru" style:country-asian="RU" style:font-name-complex="Times New Roman"/>
    </style:style>
    <style:style style:name="T12" style:family="text">
      <style:text-properties style:text-position="0% 100%" fo:language="ru" fo:country="RU" style:font-name-complex="Times New Roman"/>
    </style:style>
    <style:style style:name="T13" style:family="text">
      <style:text-properties style:text-position="0% 100%" fo:language="ru" fo:country="RU" fo:font-style="normal" style:font-name-asian="Courier New" style:font-style-asian="normal" style:font-name-complex="Times New Roman" style:font-style-complex="normal"/>
    </style:style>
    <style:style style:name="T14" style:family="text">
      <style:text-properties style:text-position="0% 100%" fo:font-weight="normal" style:font-weight-asian="normal" style:font-name-complex="Times New Roman" style:font-weight-complex="normal"/>
    </style:style>
    <style:style style:name="T15" style:family="text">
      <style:text-properties style:text-position="0% 100%" fo:font-style="normal" fo:font-weight="normal" style:font-name-asian="Courier New" style:font-style-asian="normal" style:font-weight-asian="normal" style:font-name-complex="Times New Roman" style:font-style-complex="normal" style:font-weight-complex="normal"/>
    </style:style>
    <style:style style:name="T16" style:family="text">
      <style:text-properties style:text-position="0% 100%" fo:font-style="normal" style:font-name-asian="Courier New" style:font-style-asian="normal" style:font-name-complex="Times New Roman" style:font-style-complex="normal"/>
    </style:style>
    <style:style style:name="T17" style:family="text">
      <style:text-properties style:text-position="0% 100%" fo:language="en" fo:country="US" fo:font-style="normal" fo:font-weight="normal" style:font-name-asian="Courier New" style:font-style-asian="normal" style:font-weight-asian="normal" style:font-name-complex="Times New Roman" style:font-style-complex="normal" style:font-weight-complex="normal"/>
    </style:style>
    <style:style style:name="T18" style:family="text">
      <style:text-properties style:text-position="0% 100%" fo:language="en" fo:country="US" fo:font-weight="normal" style:font-weight-asian="normal" style:font-name-complex="Times New Roman" style:font-weight-complex="normal"/>
    </style:style>
    <style:style style:name="T19" style:family="text">
      <style:text-properties fo:font-weight="normal" style:font-weight-asian="normal" style:font-weight-complex="normal"/>
    </style:style>
    <style:style style:name="T20" style:family="text">
      <style:text-properties fo:font-variant="normal" fo:text-transform="none" fo:color="#000000" fo:font-size="14pt" fo:letter-spacing="normal" fo:language="ru" fo:country="RU" fo:font-weight="normal" style:font-name-asian="SimSun" style:font-size-asian="14pt" style:language-asian="ru" style:country-asian="RU" style:font-weight-asian="normal" style:font-name-complex="Times New Roman" style:font-size-complex="14pt" style:font-weight-complex="normal"/>
    </style:style>
    <style:style style:name="T21" style:family="text">
      <style:text-properties fo:font-variant="normal" fo:text-transform="none" fo:color="#000000" fo:font-size="14pt" fo:letter-spacing="normal" fo:language="ru" fo:country="RU" fo:font-style="italic" fo:font-weight="normal" style:font-name-asian="SimSun" style:font-size-asian="14pt" style:language-asian="ru" style:country-asian="RU" style:font-style-asian="italic" style:font-weight-asian="normal" style:font-name-complex="Times New Roman" style:font-size-complex="14pt" style:font-style-complex="italic" style:font-weight-complex="normal"/>
    </style:style>
    <style:style style:name="T22" style:family="text">
      <style:text-properties fo:font-variant="normal" fo:text-transform="none" fo:color="#000000" fo:font-size="14pt" fo:letter-spacing="normal" fo:language="en" fo:country="US" fo:font-weight="normal" style:font-name-asian="SimSun" style:font-size-asian="14pt" style:language-asian="ru" style:country-asian="RU" style:font-weight-asian="normal" style:font-name-complex="Times New Roman" style:font-size-complex="14pt" style:font-weight-complex="normal"/>
    </style:style>
    <style:style style:name="T23" style:family="text">
      <style:text-properties fo:font-variant="normal" fo:text-transform="none" fo:color="#000000" fo:letter-spacing="normal" fo:language="ru" fo:country="RU" fo:font-weight="normal" style:font-name-asian="SimSun" style:language-asian="ru" style:country-asian="RU" style:font-weight-asian="normal" style:font-name-complex="Times New Roman" style:font-weight-complex="normal"/>
    </style:style>
    <style:style style:name="T24" style:family="text">
      <style:text-properties fo:font-variant="normal" fo:text-transform="none" fo:color="#000000" fo:letter-spacing="normal" fo:language="ru" fo:country="RU" fo:font-style="italic" fo:font-weight="normal" style:font-name-asian="SimSun" style:language-asian="ru" style:country-asian="RU" style:font-style-asian="italic" style:font-weight-asian="normal" style:font-name-complex="Times New Roman" style:font-style-complex="italic" style:font-weight-complex="normal"/>
    </style:style>
    <style:style style:name="T25" style:family="text">
      <style:text-properties fo:font-variant="normal" fo:text-transform="none" fo:color="#000000" fo:letter-spacing="normal" fo:language="en" fo:country="US" fo:font-weight="normal" style:font-name-asian="SimSun" style:language-asian="ru" style:country-asian="RU" style:font-weight-asian="normal" style:font-name-complex="Times New Roman" style:font-weight-complex="normal"/>
    </style:style>
    <style:style style:name="T26" style:family="text">
      <style:text-properties fo:font-variant="normal" fo:text-transform="none" fo:color="#000000" fo:font-size="12pt" fo:letter-spacing="normal" fo:language="ru" fo:country="RU" fo:font-weight="normal" style:font-name-asian="SimSun" style:font-size-asian="12pt" style:language-asian="ru" style:country-asian="RU" style:font-weight-asian="normal" style:font-name-complex="Times New Roman" style:font-size-complex="12pt" style:font-weight-complex="normal"/>
    </style:style>
    <style:style style:name="T27" style:family="text">
      <style:text-properties fo:font-variant="normal" fo:text-transform="none" fo:color="#000000" fo:font-size="12pt" fo:letter-spacing="normal" fo:language="ru" fo:country="RU" fo:font-style="italic" fo:font-weight="normal" style:font-name-asian="SimSun" style:font-size-asian="12pt" style:language-asian="ru" style:country-asian="RU" style:font-style-asian="italic" style:font-weight-asian="normal" style:font-name-complex="Times New Roman" style:font-size-complex="12pt" style:font-style-complex="italic" style:font-weight-complex="normal"/>
    </style:style>
    <style:style style:name="T28" style:family="text">
      <style:text-properties fo:font-variant="normal" fo:text-transform="none" fo:color="#000000" fo:font-size="12pt" fo:letter-spacing="normal" fo:language="en" fo:country="US" fo:font-weight="normal" style:font-name-asian="SimSun" style:font-size-asian="12pt" style:language-asian="ru" style:country-asian="RU" style:font-weight-asian="normal" style:font-name-complex="Times New Roman" style:font-size-complex="12pt" style:font-weight-complex="normal"/>
    </style:style>
    <style:style style:name="T29" style:family="text">
      <style:text-properties style:font-name-asian="SimSun" style:language-asian="ru" style:country-asian="RU"/>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АГИСТЕРСКАЯ ДИССЕРТАЦИЯ.</text:p>
      <text:p text:style-name="P3"/>
      <text:p text:style-name="P2"><text:span text:style-name="T1">Разработка программного комплекса </text:span>автоматизированного расчета теплового режима печатной платы.</text:p>
      <text:p text:style-name="P3"/>
      <text:p text:style-name="P3">Ягодаров А.Е. гр.6159, каф. ПБКС, ФКТиУ, СПб НИУ ИТМО, 2013 г.</text:p>
      <text:p text:style-name="P3"/>
      <text:p text:style-name="P4">Речь к презентации.</text:p>
      <text:p text:style-name="P6">Слайд 1.</text:p>
      <text:p text:style-name="P5">Здравствуйте уважаемые члены комиссии! Представляю вам магистерскую диссертацию на тему «Разработка <text:span text:style-name="T1">программного комплекса </text:span>автоматизированного расчета теплового режима печатной платы».</text:p>
      <text:p text:style-name="P5"/>
      <text:p text:style-name="P6">Слайд 2. Идея.</text:p>
      <text:p text:style-name="P5">Тепловой режим ПП - <text:s/>совокупность температур всех элементов, из которых собрана ПП, то есть её температурное поле.</text:p>
      <text:p text:style-name="P5">Задача расчета теплового режима ПП весьма актуальна в наши дни, так как отсутствие этого расчета в некоторых случаях влечет за собой выход из строя микросхемы. Однако решение этой задачи вручную отнимает много времени разработчика. Исходя из этих соображений родилась идея автоматизировать процесс расчета, минимизировать участие в нём человека — разработать программный комплекс, который будет помогать конструктору анализировать тепловой режим ПП. </text:p>
      <text:p text:style-name="P5">Итак, концепция следующая: конструктор разрабатывает модель ПП в некой САПР, экспортирует из САПР документы модели ПП, эти документы вместе с дополнительными параметрами задаются программному комплексу как исходные, и наконец, программный комплекс производит расчет и отображает впоследствии тепловой режим ПП пользователю.</text:p>
      <text:p text:style-name="P5">Как можно уже догадаться, в качестве САПР выбрана <text:span text:style-name="T2">Altium Designer 10. </text:span>Выбор этот не случаен, так как данная САПР занимает лидирующую позицию в кругу конструкторов ПП.</text:p>
      <text:p text:style-name="P5"/>
      <text:p text:style-name="P6">Слайд 3. Расчет теплового режима ПП.</text:p>
      <text:p text:style-name="P5"><text:span text:style-name="T19">Рассмотрим подробнее алгоритм расчета теплового режима ПП. </text:span><text:span text:style-name="T19">И</text:span><text:span text:style-name="T14">сследование теплового режима ПП можно упорядочить в следующую последовательность действий</text:span><text:span text:style-name="T18">:</text:span></text:p>
      <text:list xml:id="list4460525051161007069" text:style-name="WW8Num3">
        <text:list-item>
          <text:list>
            <text:list-item>
              <text:p text:style-name="P7">определение тепловой модели рассматриваемой ПП;</text:p>
            </text:list-item>
            <text:list-item>
              <text:p text:style-name="P7"><text:span text:style-name="T12">переход от тепловой модели к математической</text:span>;</text:p>
            </text:list-item>
            <text:list-item>
              <text:p text:style-name="P7">выбор метода решения математической модели;</text:p>
            </text:list-item>
            <text:list-item>
              <text:p text:style-name="P9">решение математической модели.</text:p>
            </text:list-item>
          </text:list>
        </text:list-item>
      </text:list>
      <text:p text:style-name="P8"><text:soft-page-break/></text:p>
      <text:p text:style-name="P6">Слайд <text:span text:style-name="T2">4</text:span>. Тепловая модель ПП.</text:p>
      <text:p text:style-name="P10">В настоящее время получили развитие две группы тепловых моделей РЭА. </text:p>
      <text:p text:style-name="P10">Характерной особенностью моделей первой группы является разделение всех поверхностей модели РЭА на отдельные условно изометрические участки. </text:p>
      <text:p text:style-name="P5"><text:span text:style-name="T14">В тепловых моделях, относящихся ко второй группе, нагретая зона РЭА, представляющая собой неоднородную систему многих тел, идеализируется в виде однородного тела. Свойства этого тела характеризуются значениями коэффициентов теплопроводности</text:span><text:span text:style-name="T15"> и теплоемкости</text:span><text:span text:style-name="T17">. </text:span></text:p>
      <text:p text:style-name="P11">В работе применяется тепловая модель первой группы. ПП плата разделена на участки, занимаемые её элементами.</text:p>
      <text:p text:style-name="P11"/>
      <text:p text:style-name="P6"><text:span text:style-name="T16">Слайд </text:span><text:span text:style-name="T13">5</text:span><text:span text:style-name="T16">. Полная математическая модель теплового режима.</text:span></text:p>
      <text:p text:style-name="P14">Тепловая модель системы тел в общем случае представляет собой комбинацию многочисленных областей сложной конфигурации с источниками и стоками теплоты, в которых движутся потоки теплоносителей (газов или жидкостей). Наиболее полная математическая модель теплового режима объекта записывается в виде системы многомерных нестационарных уравнений теплопроводности для твердых тел (1.4) и уравнений <text:s/>энергии для потоков теплоносителей (1.5).</text:p>
      <text:p text:style-name="P14">Полную математическую модель можно детализировать в другие модели. В работе рассмотрены три типа таких моделей: с сосредоточенными параметрами, одномерные и многомерные. </text:p>
      <text:p text:style-name="P14"/>
      <text:p text:style-name="P16"><text:span text:style-name="T16">Слайд </text:span><text:span text:style-name="T13">6</text:span><text:span text:style-name="T16">. Модели с сосредоточенными параметрами.</text:span></text:p>
      <text:p text:style-name="P15">Укрупнённые модели позволяют рассчитывать интегральные характеристики процессов теплообмена (значения среднеобъемных и среднеповерхностных температур, средних тепловых потоков) с учетом взаимодействия между всеми подсистемами. Математическое описание процессов теплообмена осуществляют системами алгебраических и обыкновенных дифференциальных уравнений. Это и есть модели с сосредоточенными параметрами.</text:p>
      <text:p text:style-name="P15"><text:span text:style-name="T9">(1.16) - уравнение теплового баланса для твердых тел. Мощность </text:span><draw:frame draw:style-name="fr1" draw:name="Объект111" text:anchor-type="as-char" svg:width="0.691cm" svg:height="0.593cm" draw:z-index="0"><draw:object xlink:href="./Object 1" xlink:type="simple" xlink:show="embed" xlink:actuate="onLoad"/><draw:image xlink:href="./ObjectReplacements/Object 1" xlink:type="simple" xlink:show="embed" xlink:actuate="onLoad"/><svg:desc>формула</svg:desc></draw:frame><text:span text:style-name="T9">, выделяющаяся в теле </text:span><draw:frame draw:style-name="fr1" draw:name="Объект112" text:anchor-type="as-char" svg:width="0.337cm" svg:height="0.469cm" draw:z-index="1"><draw:object xlink:href="./Object 2" xlink:type="simple" xlink:show="embed" xlink:actuate="onLoad"/><draw:image xlink:href="./ObjectReplacements/Object 2" xlink:type="simple" xlink:show="embed" xlink:actuate="onLoad"/><svg:desc>формула</svg:desc></draw:frame><text:span text:style-name="T4">, </text:span><text:span text:style-name="T9">расходуется на его нагрев и передается окружающим телам (Т.Т.), теплоносителям (Т.Ж.) и средам (Т.СР.)</text:span><text:span text:style-name="T4">.</text:span></text:p>
      <text:p text:style-name="P15"><text:span text:style-name="T11">(1.17) - уравнение теплового баланса для потоков теплоносителей. Тепловые потоки </text:span><text:soft-page-break/><text:span text:style-name="T4"><draw:frame draw:style-name="fr1" draw:name="Объект116" text:anchor-type="as-char" svg:width="2.491cm" svg:height="0.593cm" draw:z-index="2"><draw:object xlink:href="./Object 3" xlink:type="simple" xlink:show="embed" xlink:actuate="onLoad"/><draw:image xlink:href="./ObjectReplacements/Object 3" xlink:type="simple" xlink:show="embed" xlink:actuate="onLoad"/><svg:desc>формула</svg:desc></draw:frame></text:span><text:span text:style-name="T11">, переданные от тел </text:span><text:span text:style-name="T4"><draw:frame draw:style-name="fr1" draw:name="Объект117" text:anchor-type="as-char" svg:width="0.337cm" svg:height="0.469cm" draw:z-index="3"><draw:object xlink:href="./Object 4" xlink:type="simple" xlink:show="embed" xlink:actuate="onLoad"/><draw:image xlink:href="./ObjectReplacements/Object 4" xlink:type="simple" xlink:show="embed" xlink:actuate="onLoad"/><svg:desc>формула</svg:desc></draw:frame></text:span><text:span text:style-name="T5"> </text:span><text:span text:style-name="T11">к теплоносителю в объеме </text:span><text:span text:style-name="T4"><draw:frame draw:style-name="fr1" draw:name="Объект118" text:anchor-type="as-char" svg:width="0.355cm" svg:height="0.469cm" draw:z-index="4"><draw:object xlink:href="./Object 5" xlink:type="simple" xlink:show="embed" xlink:actuate="onLoad"/><draw:image xlink:href="./ObjectReplacements/Object 5" xlink:type="simple" xlink:show="embed" xlink:actuate="onLoad"/><svg:desc>формула</svg:desc></draw:frame></text:span><text:span text:style-name="T11">, и мощность </text:span><text:span text:style-name="T4"><draw:frame draw:style-name="fr1" draw:name="Объект119" text:anchor-type="as-char" svg:width="0.803cm" svg:height="0.593cm" draw:z-index="5"><draw:object xlink:href="./Object 6" xlink:type="simple" xlink:show="embed" xlink:actuate="onLoad"/><draw:image xlink:href="./ObjectReplacements/Object 6" xlink:type="simple" xlink:show="embed" xlink:actuate="onLoad"/><svg:desc>формула</svg:desc></draw:frame></text:span><text:span text:style-name="T11"> расходуются на нагрев движущегося теплоносителя.</text:span></text:p>
      <text:p text:style-name="P15"><text:span text:style-name="T11"/></text:p>
      <text:p text:style-name="P16"><text:span text:style-name="T8">Слайд 7. Одномерные модели.</text:span></text:p>
      <text:p text:style-name="P15"><text:span text:style-name="T8">Применение одномерных моделей может быть вызвано рядом причин. Во-первых, когда температурное поле тела имеет существенную неравномерность только по какой-то одной пространственной координате (оптические элементы). Во-вторых, в случае, когда целью анализа является получение информации о характерных температурах — среднеповерхностных, среднеобъемных, минимальных и максимальных, применение одномерных моделей позволяет уменьшить погрешность их определения (канонические тела - сфера и сферическая оболочка, цилиндр и цилиндрическая оболочка при условии зависимости температурного поля только от радиальной координаты)). Также, в случае системы тел использование одномерных моделей позволяет уменьшить погрешность расчета ее теплового режима за счет уточнения математического описания теплового взаимодействия между телами (в задаче расчета теплового режима блока на печатных платах с отводом теплоты на охлаждаемое основание).</text:span></text:p>
      <text:p text:style-name="P15"><text:span text:style-name="T8">(1.25) - модели обобщенной криволинейной стенки и обобщенного одномерного сплошного тела применяются для описания теплового режима элементов, у которых температура изменяется преимущественно по толщине или по мере удаления от центра элемента к его поверхности. К простейшим из них относятся элементы, имеющие каноническую форму: например, плоские стенки.</text:span></text:p>
      <text:p text:style-name="P15"><text:span text:style-name="T8">(1.42) - <text:s/>пример записи уравнения энергии для распределения среднерасходной температуры хладагента </text:span><text:span text:style-name="T8"><draw:frame draw:style-name="fr1" draw:name="Объект273" text:anchor-type="as-char" svg:width="1.575cm" svg:height="0.485cm" draw:z-index="6"><draw:object xlink:href="./Object 7" xlink:type="simple" xlink:show="embed" xlink:actuate="onLoad"/><draw:image xlink:href="./ObjectReplacements/Object 7" xlink:type="simple" xlink:show="embed" xlink:actuate="onLoad"/><svg:desc>формула</svg:desc></draw:frame></text:span><text:span text:style-name="T8"> по длине канала. Поток хладагента в этом случае, движется в канале в направлении </text:span><text:span text:style-name="T8"><draw:frame draw:style-name="fr1" draw:name="Объект265" text:anchor-type="as-char" svg:width="0.443cm" svg:height="0.469cm" draw:z-index="7"><draw:object xlink:href="./Object 8" xlink:type="simple" xlink:show="embed" xlink:actuate="onLoad"/><draw:image xlink:href="./ObjectReplacements/Object 8" xlink:type="simple" xlink:show="embed" xlink:actuate="onLoad"/><svg:desc>формула</svg:desc></draw:frame></text:span><text:span text:style-name="T8"> и омывает поверхности </text:span><text:span text:style-name="T8"><draw:frame draw:style-name="fr1" draw:name="Объект266" text:anchor-type="as-char" svg:width="0.577cm" svg:height="0.469cm" draw:z-index="8"><draw:object xlink:href="./Object 9" xlink:type="simple" xlink:show="embed" xlink:actuate="onLoad"/><draw:image xlink:href="./ObjectReplacements/Object 9" xlink:type="simple" xlink:show="embed" xlink:actuate="onLoad"/><svg:desc>формула</svg:desc></draw:frame></text:span><text:span text:style-name="T3"> </text:span><text:span text:style-name="T8">тел с температурами </text:span><text:span text:style-name="T8"><draw:frame draw:style-name="fr1" draw:name="Объект267" text:anchor-type="as-char" svg:width="1.946cm" svg:height="0.533cm" draw:z-index="9"><draw:object xlink:href="./Object 10" xlink:type="simple" xlink:show="embed" xlink:actuate="onLoad"/><draw:image xlink:href="./ObjectReplacements/Object 10" xlink:type="simple" xlink:show="embed" xlink:actuate="onLoad"/><svg:desc>формула</svg:desc></draw:frame></text:span><text:span text:style-name="T8">.</text:span></text:p>
      <text:p text:style-name="P15"><text:span text:style-name="T8"/></text:p>
      <text:p text:style-name="P13"><text:span text:style-name="T8">Слайд 8. Многомерные модели.</text:span></text:p>
      <text:p text:style-name="P12"><text:span text:style-name="T8">Многомерные математические модели обычно используют либо когда проводится определение температурных полей отдельных элементов, либо когда анализируется тепловой режим узла, состоящего из неделимых элементов.</text:span></text:p>
      <text:p text:style-name="P12"><text:span text:style-name="T8">Рассмотрим печатную плату с установленными на ней элементами, температуры корпусов которых требуется найти. Для анализа стационарного теплового режима платы с элементами необходимо решить вспомогательную задачу о температурном поле платы с одиночным локальным источником теплоты на ее поверхности. При ее решении перепадом температуры по толщине платы пренебрегают и используют тепловую модель пластины с </text:span><text:soft-page-break/><text:span text:style-name="T8">двумерным температурным полем </text:span><text:span text:style-name="T8"><draw:frame draw:style-name="fr1" draw:name="Объект288" text:anchor-type="as-char" svg:width="1.565cm" svg:height="0.485cm" draw:z-index="10"><draw:object xlink:href="./Object 11" xlink:type="simple" xlink:show="embed" xlink:actuate="onLoad"/><draw:image xlink:href="./ObjectReplacements/Object 11" xlink:type="simple" xlink:show="embed" xlink:actuate="onLoad"/><svg:desc>формула</svg:desc></draw:frame></text:span><text:span text:style-name="T8">, теплообменом на боковой поверхности и локальным источником, занимающим область </text:span><text:span text:style-name="T8"><draw:frame draw:style-name="fr1" draw:name="Объект289" text:anchor-type="as-char" svg:width="4.187cm" svg:height="0.533cm" draw:z-index="11"><draw:object xlink:href="./Object 12" xlink:type="simple" xlink:show="embed" xlink:actuate="onLoad"/><draw:image xlink:href="./ObjectReplacements/Object 12" xlink:type="simple" xlink:show="embed" xlink:actuate="onLoad"/><svg:desc>формула</svg:desc></draw:frame></text:span><text:span text:style-name="T7">.</text:span><text:span text:style-name="T8"> Таким образом, для определения двумерного распределения перегрева </text:span><text:span text:style-name="T8"><draw:frame draw:style-name="fr1" draw:name="Объект290" text:anchor-type="as-char" svg:width="1.515cm" svg:height="0.485cm" draw:z-index="12"><draw:object xlink:href="./Object 13" xlink:type="simple" xlink:show="embed" xlink:actuate="onLoad"/><draw:image xlink:href="./ObjectReplacements/Object 13" xlink:type="simple" xlink:show="embed" xlink:actuate="onLoad"/><svg:desc>формула</svg:desc></draw:frame></text:span><text:span text:style-name="T8">, созданного источником, решают уравнение (1.43) в котором распределение плотности теплового потока </text:span><text:span text:style-name="T8"><draw:frame draw:style-name="fr1" draw:name="Объект292" text:anchor-type="as-char" svg:width="1.503cm" svg:height="0.485cm" draw:z-index="13"><draw:object xlink:href="./Object 14" xlink:type="simple" xlink:show="embed" xlink:actuate="onLoad"/><draw:image xlink:href="./ObjectReplacements/Object 14" xlink:type="simple" xlink:show="embed" xlink:actuate="onLoad"/><svg:desc>формула</svg:desc></draw:frame></text:span><text:span text:style-name="T8"> задается в виде (1.44). На торцах платы задаются либо граничные условия, либо условия отсутствия теплообмена.</text:span></text:p>
      <text:p text:style-name="P12"><text:span text:style-name="T8"/></text:p>
      <text:p text:style-name="P16"><text:span text:style-name="T8">Слайд 9. Использование модели с сосредоточенными параметрами.</text:span></text:p>
      <text:p text:style-name="P15">Хоть эта модель и не строго учитывает взаимное влияние элементов на плате и теплообмен с окружающей средой, её использование даёт представление о тепловом режиме печатной платы с использованием минимальных затрат ресурсов ЭВМ.</text:p>
      <text:p text:style-name="P15"><text:span text:style-name="T8">Рассмотрим численное решение задачи определения стационарных температур по моделям с сосредоточенными параметрами без учета потоков теплоносителей.</text:span></text:p>
      <text:p text:style-name="P15"><text:span text:style-name="T10">В общем случае необходимо решить систему нелинейных алгебраических уравнений вида (верхнее уравнение). Однако если считать тепловые <text:s/>проводимости </text:span><text:span text:style-name="T8"><draw:frame draw:style-name="fr1" draw:name="Объект305" text:anchor-type="as-char" svg:width="0.863cm" svg:height="0.593cm" draw:z-index="14"><draw:object xlink:href="./Object 15" xlink:type="simple" xlink:show="embed" xlink:actuate="onLoad"/><draw:image xlink:href="./ObjectReplacements/Object 15" xlink:type="simple" xlink:show="embed" xlink:actuate="onLoad"/><svg:desc>формула</svg:desc></draw:frame></text:span><text:span text:style-name="T8">, </text:span><text:span text:style-name="T8"><draw:frame draw:style-name="fr1" draw:name="Объект306" text:anchor-type="as-char" svg:width="1.046cm" svg:height="0.593cm" draw:z-index="15"><draw:object xlink:href="./Object 16" xlink:type="simple" xlink:show="embed" xlink:actuate="onLoad"/><draw:image xlink:href="./ObjectReplacements/Object 16" xlink:type="simple" xlink:show="embed" xlink:actuate="onLoad"/><svg:desc>формула</svg:desc></draw:frame></text:span><text:span text:style-name="T10">, а также мощности источников </text:span><text:span text:style-name="T8"><draw:frame draw:style-name="fr1" draw:name="Объект307" text:anchor-type="as-char" svg:width="0.691cm" svg:height="0.593cm" draw:z-index="16"><draw:object xlink:href="./Object 17" xlink:type="simple" xlink:show="embed" xlink:actuate="onLoad"/><draw:image xlink:href="./ObjectReplacements/Object 17" xlink:type="simple" xlink:show="embed" xlink:actuate="onLoad"/><svg:desc>формула</svg:desc></draw:frame></text:span><text:span text:style-name="T10"> известными, то система превращается в систему </text:span><text:span text:style-name="T8"><draw:frame draw:style-name="fr1" draw:name="Объект308" text:anchor-type="as-char" svg:width="0.751cm" svg:height="0.533cm" draw:z-index="17"><draw:object xlink:href="./Object 18" xlink:type="simple" xlink:show="embed" xlink:actuate="onLoad"/><draw:image xlink:href="./ObjectReplacements/Object 18" xlink:type="simple" xlink:show="embed" xlink:actuate="onLoad"/><svg:desc>формула</svg:desc></draw:frame></text:span><text:span text:style-name="T6"> </text:span><text:span text:style-name="T10">линейных алгебраических уравнений относительно температур тел </text:span><text:span text:style-name="T8"><draw:frame draw:style-name="fr1" draw:name="Объект309" text:anchor-type="as-char" svg:width="0.577cm" svg:height="0.533cm" draw:z-index="18"><draw:object xlink:href="./Object 19" xlink:type="simple" xlink:show="embed" xlink:actuate="onLoad"/><draw:image xlink:href="./ObjectReplacements/Object 19" xlink:type="simple" xlink:show="embed" xlink:actuate="onLoad"/><svg:desc>формула</svg:desc></draw:frame></text:span><text:span text:style-name="T6"> (</text:span><text:span text:style-name="T8"><draw:frame draw:style-name="fr1" draw:name="Объект310" text:anchor-type="as-char" svg:width="2.194cm" svg:height="0.533cm" draw:z-index="19"><draw:object xlink:href="./Object 20" xlink:type="simple" xlink:show="embed" xlink:actuate="onLoad"/><draw:image xlink:href="./ObjectReplacements/Object 20" xlink:type="simple" xlink:show="embed" xlink:actuate="onLoad"/><svg:desc>формула</svg:desc></draw:frame></text:span><text:span text:style-name="T10">). Такую систему удобно записать в матричной форме (1.48).</text:span></text:p>
      <text:p text:style-name="P15"><text:span text:style-name="T10">Систему в матричной форме также удобно решить с помощью ЭВМ.</text:span></text:p>
      <text:p text:style-name="P15"><text:span text:style-name="T10"/></text:p>
      <text:p text:style-name="P16"><text:span text:style-name="T10">Слайд 10. </text:span><text:span text:style-name="T6">UML </text:span><text:span text:style-name="T10">диаграмма компонентов программного комплекса.</text:span></text:p>
      <text:p text:style-name="P15"><text:span text:style-name="T10">После проведения анализа математических моделей тепловых моделей ПП, был разработан программный комплекс автоматизированного расчета теплового режима ПП, сконструированной в САПР </text:span><text:span text:style-name="T6">Altium Designer </text:span><text:span text:style-name="T10">10</text:span><text:span text:style-name="T6">. UML </text:span><text:span text:style-name="T10">диаграмма компонентов программного комплекса представлена на слайде.</text:span></text:p>
      <text:p text:style-name="Текст_20_ГОСТ"><text:span text:style-name="Strong_20_Emphasis"><text:span text:style-name="T26">Рассмотрим сценарий типичного использования разрабатываемого программного комплекса. Первым делом пользователь задает исходный файл - <text:s/>файл конструкторской документации печатной платы (</text:span></text:span><text:span text:style-name="Strong_20_Emphasis"><text:span text:style-name="T27">Altium PCB ASCII (*.PcbDoc)</text:span></text:span><text:span text:style-name="Strong_20_Emphasis"><text:span text:style-name="T26">). Компонент </text:span></text:span><text:span text:style-name="Strong_20_Emphasis"><text:span text:style-name="T28">GraphicUserInterface </text:span></text:span><text:span text:style-name="Strong_20_Emphasis"><text:span text:style-name="T26">запрашивает у компонента <text:s/></text:span></text:span><text:span text:style-name="Strong_20_Emphasis"><text:span text:style-name="T28">AltiumPcbDocParser </text:span></text:span><text:span text:style-name="Strong_20_Emphasis"><text:span text:style-name="T26">разбор исходного файла в соответствии с <text:s/>интерфейсами Browserable (для рисования компонентов) и </text:span></text:span><text:span text:style-name="Strong_20_Emphasis"><text:span text:style-name="T28">Propertiable </text:span></text:span><text:span text:style-name="Strong_20_Emphasis"><text:span text:style-name="T26">(для хранения параметров). Разобранные параметры печатной платы и её элементов отображаются пользователю. При необходимости, пользователь задает дополнительные параметры рассчитываемой печатной платы. Затем пользователь инициализирует расчет </text:span></text:span><text:soft-page-break/><text:span text:style-name="Strong_20_Emphasis"><text:span text:style-name="T26">теплового режима. Компонент </text:span></text:span><text:span text:style-name="Strong_20_Emphasis"><text:span text:style-name="T28">PcbTermalConditionsAnalyzer </text:span></text:span><text:span text:style-name="Strong_20_Emphasis"><text:span text:style-name="T26">с использованием интерфейсов </text:span></text:span><text:span text:style-name="Strong_20_Emphasis"><text:span text:style-name="T28">IPcbModelForTca</text:span></text:span><text:span text:style-name="Strong_20_Emphasis"><text:span text:style-name="T26"> и <text:s/>IPcbElementModelForTca</text:span></text:span><text:span text:style-name="Strong_20_Emphasis"><text:span text:style-name="T28"> </text:span></text:span><text:span text:style-name="Strong_20_Emphasis"><text:span text:style-name="T26">принимает разобранные параметры печатной платы и её элементов соответственно. Этот же компонент производит расчет теплового режима печатной платы. Наконец, </text:span></text:span><text:span text:style-name="Strong_20_Emphasis"><text:span text:style-name="T28"><text:s/></text:span></text:span><text:span text:style-name="Strong_20_Emphasis"><text:span text:style-name="T26">компонент <text:s/></text:span></text:span><text:span text:style-name="Strong_20_Emphasis"><text:span text:style-name="T28">GraphicUserInterface </text:span></text:span><text:span text:style-name="Strong_20_Emphasis"><text:span text:style-name="T26">отображает результаты расчета теплового режима печатной платы, полученные от компонента <text:s/></text:span></text:span><text:span text:style-name="Strong_20_Emphasis"><text:span text:style-name="T28">PcbTermalConditionsAnalyzer</text:span></text:span><text:span text:style-name="Strong_20_Emphasis"><text:span text:style-name="T26">.</text:span></text:span></text:p>
      <text:p text:style-name="P15"><text:span text:style-name="T6"/></text:p>
      <text:p text:style-name="P16"><text:span text:style-name="T29">Слайд 11. Эксперименты.</text:span></text:p>
      <text:p text:style-name="P15"><text:span text:style-name="T29">Для оценки надёжности и эффективности программного обеспечения проведены ряд экспериментов (слайд), по каждому пункту проводилось не менее десяти испытаний четырьмя экспертами. </text:span></text:p>
      <text:p text:style-name="P15"><text:span text:style-name="T29">Результаты экспериментов показали надёжность и эффективность разработанного ПО.</text:span></text:p>
      <text:p text:style-name="P15"><text:span text:style-name="T29">(возможно перечисление экспериментов)</text:span></text:p>
      <text:p text:style-name="P15"><text:span text:style-name="T29">По последнему эксперименту построен наглядный график зависимости потраченного времени (в минутах) на проведение расчета вручную и с помощью программы от количества элементов на ПП.</text:span></text:p>
      <text:p text:style-name="P15"><text:span text:style-name="T29"/></text:p>
      <text:p text:style-name="P16"><text:span text:style-name="T29">Слайд 12. Временные затраты на проведение расчета теплового режима ПП.</text:span></text:p>
      <text:p text:style-name="P15"><text:span text:style-name="T29">По графику видно, что с помощью разработанной программы возможен расчет теплового режима печатной платы со значительным выигрышем по времени. Сделан вывод, что программа достаточно эффективна для расчета теплового режима ПП.</text:span></text:p>
      <text:p text:style-name="P15"><text:span text:style-name="T29"/></text:p>
      <text:p text:style-name="P16"><text:span text:style-name="T29">Заключение.</text:span></text:p>
      <text:p text:style-name="P15"><text:span text:style-name="T29">На этом презентация работы заканчивается. С недостатками, отмеченными рецензентом согласен. Спасибо за внима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face style:name="Calibri" svg:font-family="Calibri" style:font-pitch="variable"/>
    <style:font-face style:name="Mangal" svg:font-family="Mangal" style:font-pitch="variable"/>
    <style:font-face style:name="SimSun" svg:font-family="SimSu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_3f__3f__3f__3f__3f_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100%" fo:margin-left="0cm" fo:margin-right="0cm" fo:margin-top="0cm" fo:margin-bottom="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100%"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 style:display-name="WW-???????" style:family="paragraph">
      <style:paragraph-properties style:text-autospace="none"/>
      <style:text-properties fo:font-size="12pt" style:font-size-asian="12pt" style:font-size-complex="12pt"/>
    </style:style>
    <style:style style:name="_3f__3f__3f__3f__3f__3f__3f__3f__3f__20__3f__3f__3f__3f__3f__3f_" style:display-name="????????? ??????" style:family="paragraph">
      <style:paragraph-properties style:text-autospace="none"/>
      <style:text-properties fo:font-weight="bold" style:font-weight-asian="bold" style:font-weight-complex="bold"/>
    </style:style>
    <style:style style:name="_3f__3f__3f__3f__3f__20__3f__3f__3f__3f_" style:display-name="????? ????" style:family="paragraph">
      <style:paragraph-properties fo:margin="100%" fo:margin-left="0cm" fo:margin-right="0cm" fo:margin-top="0cm" fo:margin-bottom="0cm" fo:line-height="150%" fo:text-align="start" style:justify-single-word="false" fo:text-indent="2.648cm" style:auto-text-indent="false" style:text-autospace="none"/>
      <style:text-properties style:use-window-font-color="true" style:font-name="SimSun" fo:font-size="11pt" style:letter-kerning="true" style:font-name-asian="SimSun" style:font-size-asian="11pt" style:font-name-complex="SimSun" style:font-size-complex="11pt"/>
    </style:style>
    <style:style style:name="Îñíîâíîé_20_òåêñò" style:display-name="Îñíîâíîé òåêñò" style:family="paragraph">
      <style:paragraph-properties fo:margin-top="0cm" fo:margin-bottom="0.374cm" style:text-autospace="none"/>
    </style:style>
    <style:style style:name="Текст_20_ГОСТ" style:display-name="Текст ГОСТ" style:family="paragraph">
      <style:paragraph-properties fo:margin="100%" fo:margin-left="0cm" fo:margin-right="0cm" fo:margin-top="0cm" fo:margin-bottom="0cm" fo:line-height="150%" fo:text-align="justify" style:justify-single-word="false" fo:orphans="0" fo:widows="0" fo:hyphenation-ladder-count="no-limit" fo:text-indent="1.501cm" style:auto-text-indent="false"/>
      <style:text-properties fo:font-variant="normal" fo:text-transform="none" style:use-window-font-color="true" style:font-name="Times New Roman" fo:font-size="14pt" fo:language="ru" fo:country="RU" style:letter-kerning="true" style:font-name-asian="SimSun" style:font-size-asian="14pt" style:language-asian="en" style:country-asian="US" style:font-name-complex="Calibri" style:font-size-complex="11pt" style:language-complex="ar" style:country-complex="SA"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8M29S</meta:editing-duration>
    <meta:editing-cycles>9</meta:editing-cycles>
    <meta:generator>OpenOffice.org/3.4.1$Win32 OpenOffice.org_project/341m1$Build-9593</meta:generator>
    <dc:date>2013-05-30T13:14:49.75</dc:date>
    <meta:document-statistic meta:table-count="0" meta:image-count="0" meta:object-count="20" meta:page-count="5" meta:paragraph-count="53" meta:word-count="1182" meta:character-count="9653"/>
    <meta:user-defined meta:name="Info 1"/>
    <meta:user-defined meta:name="Info 2"/>
    <meta:user-defined meta:name="Info 3"/>
    <meta:user-defined meta:name="Info 4"/>
  </office:meta>
</office:document-meta>
</file>

<file path=Object 1/content.xml><?xml version="1.0" encoding="utf-8"?>
<math xmlns="http://www.w3.org/1998/Math/MathML">
  <semantics>
    <mrow>
      <msubsup>
        <mi>P</mi>
        <mrow>
          <mi>i</mi>
        </mrow>
        <mrow>
          <mi>Т</mi>
        </mrow>
      </msubsup>
    </mrow>
    <annotation encoding="StarMath 5.0">P_{i}^{Т}</annotation>
  </semantics>
</math>
</file>

<file path=Object 10/content.xml><?xml version="1.0" encoding="utf-8"?>
<math xmlns="http://www.w3.org/1998/Math/MathML">
  <semantics>
    <mrow>
      <msub>
        <mi>T</mi>
        <mrow>
          <mn>1</mn>
        </mrow>
      </msub>
      <mi>,</mi>
      <mo stretchy="false">…</mo>
      <mi>,</mi>
      <msub>
        <mi>T</mi>
        <mrow>
          <mi>N</mi>
        </mrow>
      </msub>
    </mrow>
    <annotation encoding="StarMath 5.0">T_{1}, dotslow, T_{N}</annotation>
  </semantics>
</math>
</file>

<file path=Object 11/content.xml><?xml version="1.0" encoding="utf-8"?>
<math xmlns="http://www.w3.org/1998/Math/MathML">
  <semantics>
    <mrow>
      <mi>Т</mi>
      <mrow>
        <mo stretchy="false">(</mo>
        <mrow>
          <mi>х</mi>
          <mi>,</mi>
          <mi>у</mi>
        </mrow>
        <mo stretchy="false">)</mo>
      </mrow>
    </mrow>
    <annotation encoding="StarMath 5.0">Т(х, у)</annotation>
  </semantics>
</math>
</file>

<file path=Object 12/content.xml><?xml version="1.0" encoding="utf-8"?>
<math xmlns="http://www.w3.org/1998/Math/MathML">
  <semantics>
    <mrow>
      <mrow>
        <mo stretchy="false">(</mo>
        <mrow>
          <mrow>
            <mrow>
              <msub>
                <mi>x</mi>
                <mrow>
                  <mn>1</mn>
                </mrow>
              </msub>
              <mo stretchy="false">&lt;</mo>
              <mi>x</mi>
            </mrow>
            <mo stretchy="false">&lt;</mo>
            <msub>
              <mi>x</mi>
              <mrow>
                <mn>2</mn>
              </mrow>
            </msub>
          </mrow>
          <mi>,</mi>
          <mrow>
            <mrow>
              <msub>
                <mi>y</mi>
                <mrow>
                  <mn>1</mn>
                </mrow>
              </msub>
              <mo stretchy="false">&lt;</mo>
              <mi>y</mi>
            </mrow>
            <mo stretchy="false">&lt;</mo>
            <msub>
              <mi>y</mi>
              <mrow>
                <mn>2</mn>
              </mrow>
            </msub>
          </mrow>
        </mrow>
        <mo stretchy="false">)</mo>
      </mrow>
    </mrow>
    <annotation encoding="StarMath 5.0">(x_{1} &lt; x &lt; x_{2}, y_{1} &lt; y &lt; y_{2})</annotation>
  </semantics>
</math>
</file>

<file path=Object 13/content.xml><?xml version="1.0" encoding="utf-8"?>
<math xmlns="http://www.w3.org/1998/Math/MathML">
  <semantics>
    <mrow>
      <mi>ϑ</mi>
      <mrow>
        <mo stretchy="false">(</mo>
        <mrow>
          <mi>x</mi>
          <mi>,</mi>
          <mi>y</mi>
        </mrow>
        <mo stretchy="false">)</mo>
      </mrow>
    </mrow>
    <annotation encoding="StarMath 5.0">ϑ(x, y)</annotation>
  </semantics>
</math>
</file>

<file path=Object 14/content.xml><?xml version="1.0" encoding="utf-8"?>
<math xmlns="http://www.w3.org/1998/Math/MathML">
  <semantics>
    <mrow>
      <mi>q</mi>
      <mrow>
        <mo stretchy="false">(</mo>
        <mrow>
          <mi>x</mi>
          <mi>,</mi>
          <mi>у</mi>
        </mrow>
        <mo stretchy="false">)</mo>
      </mrow>
    </mrow>
    <annotation encoding="StarMath 5.0">q(x, у)</annotation>
  </semantics>
</math>
</file>

<file path=Object 15/content.xml><?xml version="1.0" encoding="utf-8"?>
<math xmlns="http://www.w3.org/1998/Math/MathML">
  <semantics>
    <mrow>
      <msubsup>
        <mi>σ</mi>
        <mrow>
          <mi mathvariant="italic">ij</mi>
        </mrow>
        <mrow>
          <mi mathvariant="italic">Т.Т.</mi>
        </mrow>
      </msubsup>
    </mrow>
    <annotation encoding="StarMath 5.0">σ_{ij}^{Т.Т.}</annotation>
  </semantics>
</math>
</file>

<file path=Object 16/content.xml><?xml version="1.0" encoding="utf-8"?>
<math xmlns="http://www.w3.org/1998/Math/MathML">
  <semantics>
    <mrow>
      <msubsup>
        <mi>σ</mi>
        <mrow>
          <mi mathvariant="italic">ik</mi>
        </mrow>
        <mrow>
          <mi mathvariant="italic">Т.СР.</mi>
        </mrow>
      </msubsup>
    </mrow>
    <annotation encoding="StarMath 5.0">σ_{ik}^{Т.СР.}</annotation>
  </semantics>
</math>
</file>

<file path=Object 17/content.xml><?xml version="1.0" encoding="utf-8"?>
<math xmlns="http://www.w3.org/1998/Math/MathML">
  <semantics>
    <mrow>
      <msubsup>
        <mi>P</mi>
        <mrow>
          <mi>i</mi>
        </mrow>
        <mrow>
          <mi>Т</mi>
        </mrow>
      </msubsup>
    </mrow>
    <annotation encoding="StarMath 5.0">P_{i}^{Т}</annotation>
  </semantics>
</math>
</file>

<file path=Object 18/content.xml><?xml version="1.0" encoding="utf-8"?>
<math xmlns="http://www.w3.org/1998/Math/MathML">
  <semantics>
    <mrow>
      <msub>
        <mi>N</mi>
        <mrow>
          <mi>T</mi>
        </mrow>
      </msub>
    </mrow>
    <annotation encoding="StarMath 5.0">N_{T}</annotation>
  </semantics>
</math>
</file>

<file path=Object 19/content.xml><?xml version="1.0" encoding="utf-8"?>
<math xmlns="http://www.w3.org/1998/Math/MathML">
  <semantics>
    <mrow>
      <msub>
        <mi>T</mi>
        <mrow>
          <mi>i</mi>
        </mrow>
      </msub>
    </mrow>
    <annotation encoding="StarMath 5.0">T_{i}</annotation>
  </semantics>
</math>
</file>

<file path=Object 2/content.xml><?xml version="1.0" encoding="utf-8"?>
<math xmlns="http://www.w3.org/1998/Math/MathML">
  <semantics>
    <mrow>
      <mi>i</mi>
    </mrow>
    <annotation encoding="StarMath 5.0">i</annotation>
  </semantics>
</math>
</file>

<file path=Object 20/content.xml><?xml version="1.0" encoding="utf-8"?>
<math xmlns="http://www.w3.org/1998/Math/MathML">
  <semantics>
    <mrow>
      <mrow>
        <mi>i</mi>
        <mo stretchy="false">=</mo>
        <mn>1,</mn>
      </mrow>
      <mi>…</mi>
      <mi>,</mi>
      <msub>
        <mi>N</mi>
        <mrow>
          <mi>Т</mi>
        </mrow>
      </msub>
    </mrow>
    <annotation encoding="StarMath 5.0">i=1, … , N_{Т}</annotation>
  </semantics>
</math>
</file>

<file path=Object 3/content.xml><?xml version="1.0" encoding="utf-8"?>
<math xmlns="http://www.w3.org/1998/Math/MathML">
  <semantics>
    <mrow>
      <msubsup>
        <mi>σ</mi>
        <mrow>
          <mi mathvariant="italic">il</mi>
        </mrow>
        <mrow>
          <mi mathvariant="italic">Т.Ж.</mi>
        </mrow>
      </msubsup>
      <mrow>
        <mo stretchy="false">(</mo>
        <mrow>
          <mrow>
            <msub>
              <mi>T</mi>
              <mrow>
                <mi>i</mi>
              </mrow>
            </msub>
            <mo stretchy="false">−</mo>
            <msub>
              <mi>U</mi>
              <mrow>
                <mi>l</mi>
              </mrow>
            </msub>
          </mrow>
        </mrow>
        <mo stretchy="false">)</mo>
      </mrow>
    </mrow>
    <annotation encoding="StarMath 5.0">σ_{il}^{Т.Ж.}(T_{i} - U_{l})</annotation>
  </semantics>
</math>
</file>

<file path=Object 4/content.xml><?xml version="1.0" encoding="utf-8"?>
<math xmlns="http://www.w3.org/1998/Math/MathML">
  <semantics>
    <mrow>
      <mi>i</mi>
    </mrow>
    <annotation encoding="StarMath 5.0">i</annotation>
  </semantics>
</math>
</file>

<file path=Object 5/content.xml><?xml version="1.0" encoding="utf-8"?>
<math xmlns="http://www.w3.org/1998/Math/MathML">
  <semantics>
    <mrow>
      <mi>l</mi>
    </mrow>
    <annotation encoding="StarMath 5.0">l</annotation>
  </semantics>
</math>
</file>

<file path=Object 6/content.xml><?xml version="1.0" encoding="utf-8"?>
<math xmlns="http://www.w3.org/1998/Math/MathML">
  <semantics>
    <mrow>
      <msubsup>
        <mi>P</mi>
        <mrow>
          <mi>l</mi>
        </mrow>
        <mrow>
          <mi>Ж</mi>
        </mrow>
      </msubsup>
    </mrow>
    <annotation encoding="StarMath 5.0">P_{l}^{Ж}</annotation>
  </semantics>
</math>
</file>

<file path=Object 7/content.xml><?xml version="1.0" encoding="utf-8"?>
<math xmlns="http://www.w3.org/1998/Math/MathML">
  <semantics>
    <mrow>
      <mi>U</mi>
      <mrow>
        <mo stretchy="false">(</mo>
        <mrow>
          <mi>х</mi>
          <mi>,</mi>
          <mi>τ</mi>
        </mrow>
        <mo stretchy="false">)</mo>
      </mrow>
    </mrow>
    <annotation encoding="StarMath 5.0">U (х, τ)</annotation>
  </semantics>
</math>
</file>

<file path=Object 8/content.xml><?xml version="1.0" encoding="utf-8"?>
<math xmlns="http://www.w3.org/1998/Math/MathML">
  <semantics>
    <mrow>
      <mi>х</mi>
    </mrow>
    <annotation encoding="StarMath 5.0">х</annotation>
  </semantics>
</math>
</file>

<file path=Object 9/content.xml><?xml version="1.0" encoding="utf-8"?>
<math xmlns="http://www.w3.org/1998/Math/MathML">
  <semantics>
    <mrow>
      <mi>N</mi>
    </mrow>
    <annotation encoding="StarMath 5.0">N</annotation>
  </semantics>
</math>
</file>